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aco" svg:font-family="Monaco, Menlo, Consolas, 'Courier New', monospace"/>
    <style:font-face style:name="Slack-Lato" svg:font-family="Slack-Lato, Slack-Fractions, appleLog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.3335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1d1c1d" style:font-name="Monaco" fo:font-size="9.75pt" fo:letter-spacing="normal" fo:font-style="normal" fo:font-weight="normal" loext:padding="0in" loext:border="none"/>
    </style:style>
    <style:style style:name="P2" style:family="paragraph" style:parent-style-name="Preformatted_20_Text">
      <style:paragraph-properties fo:margin-left="0.3335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1d1c1d" fo:letter-spacing="normal" loext:padding="0in" loext:border="none"/>
    </style:style>
    <style:style style:name="P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 fo:break-before="page"/>
      <style:text-properties fo:font-variant="normal" fo:text-transform="none" fo:color="#1d1c1d" style:font-name="Monaco" fo:font-size="9.75pt" fo:letter-spacing="normal" fo:font-style="normal" fo:font-weight="normal" loext:padding="0in" loext:border="none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T1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2" style:family="text">
      <style:text-properties fo:font-variant="normal" fo:text-transform="none" fo:color="#1d1c1d" fo:letter-spacing="normal"/>
    </style:style>
    <style:style style:name="T3" style:family="text">
      <style:text-properties style:font-name="Slack-Lato" fo:font-size="11.25pt"/>
    </style:style>
    <style:style style:name="T4" style:family="text">
      <style:text-properties style:font-name="Monaco" fo:font-size="9.75pt" fo:font-style="normal" fo:font-weight="normal"/>
    </style:style>
    <style:style style:name="T5" style:family="text">
      <style:text-properties fo:color="#0000ff"/>
    </style:style>
    <style:style style:name="T6" style:family="text">
      <style:text-properties fo:color="#0000ff" style:font-name="Monaco" fo:font-size="9.75pt" fo:font-style="normal" fo:font-weight="normal"/>
    </style:style>
    <style:style style:name="T7" style:family="text">
      <style:text-properties fo:color="#116644"/>
    </style:style>
    <style:style style:name="T8" style:family="text">
      <style:text-properties fo:color="#116644" style:font-name="Monaco" fo:font-size="9.75pt" fo:font-style="normal" fo:font-weight="normal"/>
    </style:style>
    <style:style style:name="T9" style:family="text">
      <style:text-properties fo:color="#770088"/>
    </style:style>
    <style:style style:name="T10" style:family="text">
      <style:text-properties fo:color="#770088" style:font-name="Monaco" fo:font-size="9.75pt" fo:font-style="normal" fo:font-weight="normal"/>
    </style:style>
    <style:style style:name="T11" style:family="text">
      <style:text-properties fo:color="#aa11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Garbage Collection in ruby</text:span><text:line-break/><text:span text:style-name="T1">MonkeyPatching</text:span><text:line-break/><text:span text:style-name="T1">.eql vs .equal</text:span><text:line-break/><text:span text:style-name="T1">load vs require</text:span><text:line-break/><text:span text:style-name="T1">Disadvantage of scaffolding</text:span><text:line-break/><text:span text:style-name="T1">How to see pending migration in Rails, How does schema table know about pending migration</text:span><text:line-break/><text:span text:style-name="T1">After save vs after commit</text:span><text:line-break/><text:span text:style-name="T1">find vs find_by with ids</text:span><text:line-break/><text:span text:style-name="T1">SQL query in migrations</text:span><text:line-break/><text:span text:style-name="T1">drawbacks of indexing</text:span><text:line-break/><text:span text:style-name="T1">lazy loading</text:span><text:line-break/><text:span text:style-name="T1">after_destroy (object reference)</text:span><text:line-break/><text:span text:style-name="T1">GET vs POST parameters type</text:span><text:line-break/><text:span text:style-name="T1">practice queriesUDP vs TCP</text:span><text:line-break/><text:span text:style-name="T2">              </text:span><text:span text:style-name="T1">Gemfile keyword require false</text:span><text:line-break/><text:span text:style-name="T2">             </text:span><text:span text:style-name="T1">around save callback</text:span><text:line-break/><text:span text:style-name="T2">             </text:span><text:span text:style-name="T1">delete vs destroy</text:span><text:line-break/><text:span text:style-name="T2">             </text:span><text:span text:style-name="T1">update vs update_all</text:span><text:line-break/><text:span text:style-name="T2">             </text:span><text:span text:style-name="T1">Proc vs lambda</text:span><text:line-break/><text:span text:style-name="T2">             </text:span><text:span text:style-name="T1">scope vs class methods</text:span><text:line-break/><text:span text:style-name="T2">             </text:span><text:span text:style-name="T1">Controller callbacks</text:span><text:line-break/><text:span text:style-name="T2">             </text:span><text:span text:style-name="T1">Yield</text:span><text:line-break/><text:span text:style-name="T2">             </text:span><text:span text:style-name="T1">Helpers vs concern vs services</text:span><text:line-break/><text:span text:style-name="T2">             </text:span><text:span text:style-name="T1">find vs find_by</text:span><text:line-break/><text:span text:style-name="T2">             </text:span><text:span text:style-name="T1">inject vs reject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3"><text:span text:style-name="T3">Report</text:span></text:p>
      <text:p text:style-name="P2"><text:s/><text:span text:style-name="T4">Overall </text:span><text:span text:style-name="T6">score</text:span><text:span text:style-name="T4"> (out of </text:span><text:span text:style-name="T8">10</text:span><text:span text:style-name="T4">): </text:span><text:span text:style-name="T8">7</text:span><text:span text:style-name="T4">/</text:span><text:span text:style-name="T8">10</text:span></text:p>
      <text:p text:style-name="P2"><text:s/><text:span text:style-name="T4">Grasp on basic concepts from the outline: Good</text:span></text:p>
      <text:p text:style-name="P2"><text:s/><text:span text:style-name="T4">Additional concepts/deep understanding/curiosity: need improvement</text:span></text:p>
      <text:p text:style-name="P2"><text:s/><text:span text:style-name="T4">Understanding of core framework flows </text:span><text:span text:style-name="T10">and</text:span><text:span text:style-name="T4"> components: Good</text:span></text:p>
      <text:p text:style-name="P2"><text:s/><text:span text:style-name="T4">Additional notes: Work on implementation of concepts</text:span></text:p>
      <text:p text:style-name="P2"><text:s/><text:span text:style-name="T4">Buddy reviewed/approved </text:span><text:span text:style-name="T10">and</text:span><text:span text:style-name="T4"> joined evaluation timely </text:span><text:span text:style-name="T10">and</text:span><text:span text:style-name="T4"> properly?: Yes</text:span></text:p>
      <text:p text:style-name="P2"><text:s/></text:p>
      <text:p text:style-name="P2"><text:s/><text:span text:style-name="T4">\</text:span></text:p>
      <text:p text:style-name="P2"><text:s/></text:p>
      <text:p text:style-name="P2"><text:s/></text:p>
      <text:p text:style-name="P2"><text:s/></text:p>
      <text:p text:style-name="P1">Daniyal <text:s/>qurashi</text:p>
      <text:p text:style-name="P2">​</text:p>
      <text:p text:style-name="P1">application server vs web server <text:s text:c="39"/>Done -&gt; dynamic content vs <text:span text:style-name="T9">static</text:span> content</text:p>
      <text:p text:style-name="P1">active record vs active model <text:s text:c="42"/>Done -&gt; Provide ORM, Provide curd opertaion <text:span text:style-name="T9">for</text:span> non <text:s/></text:p>
      <text:p text:style-name="P1">action cable <text:s text:c="59"/>Done -&gt; use websocket to make two way coneections helpful <text:span text:style-name="T9">for</text:span> making realtime app </text:p>
      <text:p text:style-name="P1">vendor vs lib <text:s text:c="58"/>Done -&gt; Vedor <text:span text:style-name="T7">3rd</text:span> parties assets , app specific lib <text:span text:style-name="T9">and</text:span> custom rake task</text:p>
      <text:p text:style-name="P1">rollback jumping <text:s text:c="55"/></text:p>
      <text:p text:style-name="P1">symbol vs string <text:s text:c="55"/>Done -&gt; imuteable , <text:span text:style-name="T9">mutable</text:span></text:p>
      <text:p text:style-name="P1">after commit <text:s text:c="59"/></text:p>
      <text:p text:style-name="P1">action dispatch <text:s text:c="48"/></text:p>
      <text:p text:style-name="P1">permit require <text:s text:c="57"/></text:p>
      <text:p text:style-name="P1">permit bang <text:s text:c="60"/></text:p>
      <text:p text:style-name="P1">tilde sign in gem <text:span text:style-name="T5">file</text:span> (~&gt;) <text:s text:c="44"/>Done -&gt; Only update last digits of version</text:p>
      <text:p text:style-name="P1">groups in gem file <text:s text:c="53"/>Done -&gt; To specify the Gem env <text:span text:style-name="T9">and</text:span> owner</text:p>
      <text:p text:style-name="P1">resource <text:span text:style-name="T9">and</text:span> resources <text:s text:c="49"/>Done -&gt; konws the id of current user, require id</text:p>
      <text:p text:style-name="P1">member <text:span text:style-name="T9">and</text:span> collection routes <text:s text:c="43"/></text:p>
      <text:p text:style-name="P1">deep <text:span text:style-name="T9">and</text:span> shallow nesting <text:s text:c="47"/></text:p>
      <text:p text:style-name="P1">unscope <text:s text:c="32"/></text:p>
      <text:p text:style-name="P1">uses of scops <text:s text:c="58"/></text:p>
      <text:p text:style-name="P1">includes <text:span text:style-name="T9">and</text:span> eager loads <text:s text:c="47"/></text:p>
      <text:p text:style-name="P1">pass data to layout <text:s text:c="52"/>Done -&gt;Using locals</text:p>
      <text:p text:style-name="P2"><text:s/></text:p>
      <text:p text:style-name="P2"><text:s/></text:p>
      <text:p text:style-name="P1">Usama lyas </text:p>
      <text:p text:style-name="P2">​</text:p>
      <text:p text:style-name="P1">Types of Scaffolding <text:s text:c="51"/></text:p>
      <text:p text:style-name="P1">Destroy model in rails <text:s text:c="49"/>Done</text:p>
      <text:p text:style-name="P1">rails db:setup <text:s text:c="57"/>Done -&gt; db:create ,db:scema:load,db seeds</text:p>
      <text:p text:style-name="P1">require in gemfile <text:s text:c="53"/>Done -&gt; </text:p>
      <text:p text:style-name="P1">CSS vs SCSS <text:s text:c="60"/>Done -&gt;Benifits of var, helpermethods <text:span text:style-name="T9">and</text:span> nested in Scss</text:p>
      <text:p text:style-name="P1">Permit vs Permit! <text:s text:c="54"/>Done</text:p>
      <text:p text:style-name="P1">Request <text:span text:style-name="T5">types</text:span>(html/js/json etc) <text:span text:style-name="T9">and</text:span> how to handle in rails <text:s text:c="13"/></text:p>
      <text:p text:style-name="P1">Shallow nesting <text:s text:c="48"/></text:p>
      <text:p text:style-name="P1">Remote form submission <text:s text:c="49"/>D</text:p>
      <text:p text:style-name="P1">Pass data from view to layout <text:s text:c="42"/>Done -&gt;Using Locals </text:p>
      <text:p text:style-name="P1">Polymorphic association <text:s text:c="40"/></text:p>
      <text:p text:style-name="P1">Find vs find_by <text:s text:c="48"/></text:p>
      <text:p text:style-name="P1">Scope vs functions <text:s text:c="53"/></text:p>
      <text:p text:style-name="P1">Devise customizations <text:s text:c="50"/></text:p>
      <text:p text:style-name="P2">​</text:p>
      <text:p text:style-name="P2">​</text:p>
      <text:p text:style-name="P2"><text:soft-page-break/>​</text:p>
      <text:p text:style-name="P1">Saqlain abbas</text:p>
      <text:p text:style-name="P2">​</text:p>
      <text:p text:style-name="P1">TCP vs UDP <text:s text:c="61"/>f</text:p>
      <text:p text:style-name="P1">Hashing vs encryption <text:s text:c="50"/>Done -&gt; one way , two way</text:p>
      <text:p text:style-name="P1">app server vs web server <text:s text:c="47"/>Done</text:p>
      <text:p text:style-name="P1">frameworks <text:span text:style-name="T9">and</text:span> libraries <text:s text:c="47"/>Done </text:p>
      <text:p text:style-name="P1">directory structure <text:s text:c="52"/>Done </text:p>
      <text:p text:style-name="P1">rake tasks <text:s text:c="61"/>d</text:p>
      <text:p text:style-name="P1">rails db:rollback, STEP, VERSION <text:s text:c="39"/></text:p>
      <text:p text:style-name="P1">rails versioning <text:s text:c="55"/></text:p>
      <text:p text:style-name="P1">sass/scss <text:s text:c="62"/>Done</text:p>
      <text:p text:style-name="P1">compilation &amp; transpilation <text:s text:c="44"/>d</text:p>
      <text:p text:style-name="P1">HashWithIndifferentAccess <text:s text:c="46"/>Done -&gt; consider symbol <text:span text:style-name="T9">and</text:span> string same</text:p>
      <text:p text:style-name="P1">Active Model <text:s text:c="59"/>Done</text:p>
      <text:p text:style-name="P1">rails ORM <text:s text:c="62"/>Done</text:p>
      <text:p text:style-name="P1">which columns to index <text:s text:c="49"/></text:p>
      <text:p text:style-name="P1">what is ActiveRecord <text:s text:c="51"/>Done</text:p>
      <text:p text:style-name="P1">how to pass/fail custom validation <text:s text:c="37"/></text:p>
      <text:p text:style-name="P1">callbacks <text:s text:c="62"/>d</text:p>
      <text:p text:style-name="P1">request types <text:s text:c="58"/></text:p>
      <text:p text:style-name="P1">CSRF token <text:s text:c="61"/>d</text:p>
      <text:p text:style-name="P1">groups in gem file <text:s text:c="53"/>Done -&gt;To specify the Gem env <text:span text:style-name="T9">and</text:span> owner </text:p>
      <text:p text:style-name="P1">scopes <text:s text:c="65"/></text:p>
      <text:p text:style-name="P1">nested routes <text:s text:c="58"/></text:p>
      <text:p text:style-name="P1">exists vs present <text:s text:c="54"/></text:p>
      <text:p text:style-name="P1">Remote form submission <text:s text:c="49"/></text:p>
      <text:p text:style-name="P1">view helpers <text:s text:c="59"/>Done -&gt; Asset Tag helper... </text:p>
      <text:p text:style-name="P1">FE vs BE pagination <text:s text:c="52"/>Done -&gt; client side <text:span text:style-name="T9">and</text:span> server side </text:p>
      <text:p text:style-name="P1">polymorphic &amp; STI <text:s text:c="54"/></text:p>
      <text:p text:style-name="P1">where in query <text:s text:c="57"/></text:p>
      <text:p text:style-name="P1">how to avoid n+<text:span text:style-name="T7">1</text:span> query <text:s text:c="49"/></text:p>
      <text:p text:style-name="P1">custom transaction <text:s text:c="53"/></text:p>
      <text:p text:style-name="P1">lazy loading/ eager loading <text:s text:c="44"/>d</text:p>
      <text:p text:style-name="P1">devise gem <text:s text:c="61"/></text:p>
      <text:p text:style-name="P1">where to place mailer views <text:s text:c="44"/>d</text:p>
      <text:p text:style-name="P1">background jobs practice <text:s text:c="47"/></text:p>
      <text:p text:style-name="P1">manage secret keys <text:s text:c="53"/></text:p>
      <text:p text:style-name="P1">type of tests <text:s text:c="58"/>f</text:p>
      <text:p text:style-name="P2">​</text:p>
      <text:p text:style-name="P2">​</text:p>
      <text:p text:style-name="P2">​</text:p>
      <text:p text:style-name="P2"><text:s/><text:span text:style-name="T4">thur day </text:span><text:span text:style-name="T8">1</text:span></text:p>
      <text:p text:style-name="P2"><text:s/><text:span text:style-name="T4">fri day </text:span><text:span text:style-name="T8">2</text:span></text:p>
      <text:p text:style-name="P2"><text:s/><text:span text:style-name="T4">mon day </text:span><text:span text:style-name="T8">3</text:span></text:p>
      <text:p text:style-name="P2"><text:s/><text:span text:style-name="T4">tue day </text:span><text:span text:style-name="T8">4</text:span></text:p>
      <text:p text:style-name="P2"><text:s/><text:span text:style-name="T4">wed day </text:span><text:span text:style-name="T8">5</text:span></text:p>
      <text:p text:style-name="P2"><text:s/><text:span text:style-name="T4">thur off </text:span></text:p>
      <text:p text:style-name="P2"><text:s/><text:span text:style-name="T4">fri off <text:s/></text:span></text:p>
      <text:p text:style-name="P2"><text:s/><text:span text:style-name="T4">mon day </text:span><text:span text:style-name="T8">6</text:span><text:span text:style-name="T4"> </text:span></text:p>
      <text:p text:style-name="P2"><text:s/><text:span text:style-name="T4">tue day </text:span><text:span text:style-name="T8">7</text:span><text:span text:style-name="T4"> </text:span></text:p>
      <text:p text:style-name="P2"><text:s/><text:span text:style-name="T4">wed day </text:span><text:span text:style-name="T8">8</text:span><text:span text:style-name="T4"> </text:span></text:p>
      <text:p text:style-name="P2"><text:s/><text:span text:style-name="T4">thur day </text:span><text:span text:style-name="T8">9</text:span></text:p>
      <text:p text:style-name="P2">​</text:p>
      <text:p text:style-name="P2">​</text:p>
      <text:p text:style-name="P2">​</text:p>
      <text:p text:style-name="P2">​</text:p>
      <text:p text:style-name="P1">Zain u Abideen </text:p>
      <text:p text:style-name="P2"><text:soft-page-break/>​</text:p>
      <text:p text:style-name="P1">domain name server vs dns <text:s text:c="46"/>f</text:p>
      <text:p text:style-name="P1">tsl vs ssl <text:s text:c="61"/>Done </text:p>
      <text:p text:style-name="P1">put vs patch <text:s text:c="59"/>Dont -&gt; Update full <text:span text:style-name="T9">if</text:span> exists less creates , Update a part</text:p>
      <text:p text:style-name="P1">action pack <text:span text:style-name="T9">and</text:span> action cable <text:s text:c="43"/>Done -&gt; Action pack is use <text:span text:style-name="T9">for</text:span> </text:p>
      <text:p text:style-name="P1">directory structure rake tasks <text:s text:c="33"/>d</text:p>
      <text:p text:style-name="P1">previous proceess befor fingerprinting <text:s text:c="25"/></text:p>
      <text:p text:style-name="P1">how to handle seeding user confirmation <text:s text:c="24"/></text:p>
      <text:p text:style-name="P1">usage of rake tasks <text:s text:c="52"/></text:p>
      <text:p text:style-name="P1">function vs mixins <text:s text:c="53"/></text:p>
      <text:p text:style-name="P1">reversible migrations <text:s text:c="50"/></text:p>
      <text:p text:style-name="P1">db:setup db:create <text:s text:c="53"/></text:p>
      <text:p text:style-name="P1">find_each <text:span text:style-name="T9">and</text:span> find_batch <text:s text:c="47"/></text:p>
      <text:p text:style-name="P1">exists? vs any? <text:s text:c="48"/></text:p>
      <text:p text:style-name="P1">require vs fetch <text:s text:c="55"/></text:p>
      <text:p text:style-name="P1">each vs tap <text:s text:c="60"/></text:p>
      <text:p text:style-name="P1">polymorphic <text:s text:c="60"/></text:p>
      <text:p text:style-name="P1">dependent destroy options <text:s text:c="46"/></text:p>
      <text:p text:style-name="P1"><text:span text:style-name="T5">reload</text:span> (ORM method) <text:s text:c="52"/></text:p>
      <text:p text:style-name="P1">eager loading with inner join <text:s text:c="42"/></text:p>
      <text:p text:style-name="P1">group vs group by <text:s text:c="54"/></text:p>
      <text:p text:style-name="P1">change subject of device email <text:s text:c="33"/></text:p>
      <text:p text:style-name="P1">scope vs method <text:s text:c="48"/></text:p>
      <text:p text:style-name="P1">find_by vs find_or_inialize_by <text:s text:c="33"/></text:p>
      <text:p text:style-name="P1">usage of cookies vs sessions <text:s text:c="43"/></text:p>
      <text:p text:style-name="P1">concerns vs services <text:s text:c="51"/>f</text:p>
      <text:p text:style-name="P2">​</text:p>
      <text:p text:style-name="P2">​</text:p>
      <text:p text:style-name="P1">Hamza</text:p>
      <text:p text:style-name="P2">​</text:p>
      <text:p text:style-name="P1">how to pass/fail custom validations <text:s text:c="36"/>f</text:p>
      <text:p text:style-name="P1">after_commit <text:s text:c="59"/></text:p>
      <text:p text:style-name="P1">how to get old values of attributes in callbacks <text:s text:c="23"/></text:p>
      <text:p text:style-name="P1">skipping controller callbacks <text:s text:c="42"/></text:p>
      <text:p text:style-name="P1">constraints in routes <text:s text:c="50"/></text:p>
      <text:p text:style-name="P1"><text:span text:style-name="T9">delete</text:span> vs destroy <text:s text:c="54"/></text:p>
      <text:p text:style-name="P1">exists? vs present? <text:s text:c="52"/></text:p>
      <text:p text:style-name="P1">partial layouts <text:s text:c="48"/></text:p>
      <text:p text:style-name="P1">eager load vs pre laod <text:s text:c="49"/></text:p>
      <text:p text:style-name="P1">Single Table Inheritance <text:s text:c="47"/></text:p>
      <text:p text:style-name="P1">failing cases of find find_by find_by! where <text:s text:c="27"/></text:p>
      <text:p text:style-name="P1">offset query <text:s text:c="59"/></text:p>
      <text:p text:style-name="P1">CSS in mailer views <text:s text:c="52"/></text:p>
      <text:p text:style-name="P1"><text:span text:style-name="T9">class</text:span> <text:span text:style-name="T5">methods</text:span> <text:span text:style-name="T5">vs</text:span> <text:span text:style-name="T5">model</text:span> <text:span text:style-name="T5">scopes</text:span> <text:s text:c="42"/></text:p>
      <text:p text:style-name="P1"><text:span text:style-name="T9">default</text:span> scopes <text:s text:c="57"/></text:p>
      <text:p text:style-name="P1">inverse_of <text:s text:c="61"/>f</text:p>
      <text:p text:style-name="P2">​</text:p>
      <text:p text:style-name="P2">​</text:p>
      <text:p text:style-name="P2">​</text:p>
      <text:p text:style-name="P2">​</text:p>
      <text:p text:style-name="P2">​</text:p>
      <text:p text:style-name="P2">​</text:p>
      <text:p text:style-name="P2">​</text:p>
      <text:p text:style-name="P1">Bhatti Questions</text:p>
      <text:p text:style-name="P2">​</text:p>
      <text:p text:style-name="P1">Description about MVC <text:s text:c="50"/>Done -&gt; Model, View Controller</text:p>
      <text:p text:style-name="P1">Convention over configuration <text:s text:c="42"/>Done -&gt; Perefer to use Predefine methods rather than defining</text:p>
      <text:p text:style-name="P1"><text:soft-page-break/>DRY principle in rails <text:s text:c="49"/>Done -&gt; Don<text:span text:style-name="T11">'t repeat your self e.g use partials</text:span></text:p>
      <text:p text:style-name="P1">What is Middle ware. <text:s text:c="51"/></text:p>
      <text:p text:style-name="P1">Queries from Migration <text:s text:c="49"/></text:p>
      <text:p text:style-name="P1">Up vs down migration <text:s text:c="51"/></text:p>
      <text:p text:style-name="P1">Eager Loading <text:s text:c="58"/></text:p>
      <text:p text:style-name="P1">Pre Loading <text:s text:c="60"/></text:p>
      <text:p text:style-name="P1">Why use includes <text:s text:c="55"/></text:p>
      <text:p text:style-name="P1">What are member routes <text:s text:c="49"/></text:p>
      <text:p text:style-name="P1">Member routes vs Collection routes <text:s text:c="37"/></text:p>
      <text:p text:style-name="P1">Syntax of routes <text:s text:c="55"/></text:p>
      <text:p text:style-name="P1">Sass vs Scss vs css <text:s text:c="52"/>Done -&gt; Have var <text:span text:style-name="T9">and</text:span> nested</text:p>
      <text:p text:style-name="P1">Lambda vs Proc <text:s text:c="57"/></text:p>
      <text:p text:style-name="P1">Modules vs classes <text:s text:c="53"/></text:p>
      <text:p text:style-name="P1">validate vs validates <text:s text:c="50"/></text:p>
      <text:p text:style-name="P1">Serialization <text:s text:c="58"/></text:p>
      <text:p text:style-name="P1">after commit vs after save <text:s text:c="45"/></text:p>
      <text:p text:style-name="P1">Pluck vs include <text:s text:c="55"/></text:p>
      <text:p text:style-name="P1">Shallow nesting <text:s text:c="48"/></text:p>
      <text:p text:style-name="P1">create vs create! <text:s text:c="54"/></text:p>
      <text:p text:style-name="P1">Paging <text:span text:style-name="T9">and</text:span> Gem used <text:span text:style-name="T9">for</text:span> Paging <text:s text:c="33"/></text:p>
      <text:p text:style-name="P1">Fingerprinting <text:s text:c="57"/>Done -&gt; Methods of Naming the File</text:p>
      <text:p text:style-name="P1">Difference b/w use cases of rack <text:span text:style-name="T9">and</text:span> rails, Why use Rack <text:s text:c="15"/></text:p>
      <text:p text:style-name="P1">How rails come to know about changing in migration <text:s text:c="21"/></text:p>
      <text:p text:style-name="P1">Concern vs helpers <text:s text:c="53"/></text:p>
      <text:p text:style-name="P1">Multiple inheritance <text:s text:c="51"/></text:p>
      <text:p text:style-name="P1">How to get the last changed object <text:s text:c="37"/></text:p>
      <text:p text:style-name="P1">gem vs plugin <text:s text:c="58"/></text:p>
      <text:p text:style-name="P1">What will happen <text:span text:style-name="T9">if</text:span> we call GET on POST API <text:s text:c="28"/></text:p>
      <text:p text:style-name="P1">Rails engine <text:s text:c="59"/></text:p>
      <text:p text:style-name="P1">Revise Asset pipeline <text:s text:c="50"/>Done -&gt; Combine All assets <text:span text:style-name="T9">and</text:span> provide fingerprinting &amp; manifiction</text:p>
      <text:p text:style-name="P1">resource vs resources <text:s text:c="50"/></text:p>
      <text:p text:style-name="P1">Why use namespaces <text:s text:c="53"/></text:p>
      <text:p text:style-name="P1">Directory structure <text:s text:c="52"/>Done</text:p>
      <text:p text:style-name="P1">How to fail transaction <text:s text:c="40"/></text:p>
      <text:p text:style-name="P2">​</text:p>
      <text:p text:style-name="P2">​</text:p>
      <text:p text:style-name="P2">​</text:p>
      <text:p text:style-name="P1">Sami Questions</text:p>
      <text:p text:style-name="P2">​</text:p>
      <text:p text:style-name="P1">Custom validation ko fail kaisay kartay hain <text:s text:c="27"/></text:p>
      <text:p text:style-name="P1">Routes <text:s text:c="65"/></text:p>
      <text:p text:style-name="P1">View_helpers <text:s text:c="59"/></text:p>
      <text:p text:style-name="P1">Dependent modes <text:s text:c="48"/></text:p>
      <text:p text:style-name="P1">Up Down change <text:s text:c="57"/></text:p>
      <text:p text:style-name="P1">Associations <text:s text:c="59"/></text:p>
      <text:p text:style-name="P1">Asset pipelines <text:s text:c="48"/>Done -&gt; Combine All assets <text:span text:style-name="T9">and</text:span> provide fingerprinting &amp; manifiction</text:p>
      <text:p text:style-name="P1">Model scope <text:s text:c="60"/></text:p>
      <text:p text:style-name="P1">Rake task <text:span text:style-name="T9">and</text:span> difference between <text:s text:c="39"/></text:p>
      <text:p text:style-name="P1">Normal view vs mail view <text:s text:c="47"/></text:p>
      <text:p text:style-name="P1">Transpilation <text:s text:c="58"/></text:p>
      <text:p text:style-name="P1">ACID principle <text:s text:c="57"/></text:p>
      <text:p text:style-name="P1">MVC architecture <text:s text:c="55"/>Done -&gt; Model, View <text:span text:style-name="T9">and</text:span> Controller </text:p>
      <text:p text:style-name="P1">Size vs count vs length <text:s text:c="40"/></text:p>
      <text:p text:style-name="P1">find vs find_by vs select <text:s text:c="46"/></text:p>
      <text:p text:style-name="P1">Map vs each <text:s text:c="60"/></text:p>
      <text:p text:style-name="P1">Bang <text:s text:c="67"/></text:p>
      <text:p text:style-name="P1"><text:soft-page-break/>Ruby need to be revised <text:s text:c="40"/></text:p>
      <text:p text:style-name="P1">MVC - routing <text:s text:c="58"/></text:p>
      <text:p text:style-name="P1">Gemlock <text:s text:c="56"/>Done -&gt; Contain the versions of Gems that were used by app</text:p>
      <text:p text:style-name="P1">Require Tree JS <text:s text:c="48"/></text:p>
      <text:p text:style-name="P1">schema number <text:s text:c="58"/></text:p>
      <text:p text:style-name="P1">Services, initialize <text:s text:c="51"/></text:p>
      <text:p text:style-name="P1">Serializer <text:s text:c="61"/></text:p>
      <text:p text:style-name="P1">before/after action <text:s text:c="52"/></text:p>
      <text:p text:style-name="P1">Association - in depth <text:s text:c="49"/></text:p>
      <text:p text:style-name="P1">Presence <text:s text:c="63"/></text:p>
      <text:p text:style-name="P1">Scopes <text:s text:c="65"/></text:p>
      <text:p text:style-name="P1">Sidekiq <text:s text:c="56"/></text:p>
      <text:p text:style-name="P1">Compact <text:s text:c="56"/></text:p>
      <text:p text:style-name="P1">Database validation <text:s text:c="52"/></text:p>
      <text:p text:style-name="P1">how webpacker handle javascript <text:s text:c="32"/></text:p>
      <text:p text:style-name="P1">Do we pass with id <text:span text:style-name="T9">or</text:span> <text:span text:style-name="T9">not</text:span> <text:s text:c="46"/></text:p>
      <text:p text:style-name="P1">How does rails cater change in assets <text:s text:c="34"/></text:p>
      <text:p text:style-name="P1">rails DB:Setup <text:s text:c="57"/></text:p>
      <text:p text:style-name="P1">how to bypass required frontend validation/model level validation <text:s text:c="6"/></text:p>
      <text:p text:style-name="P1">when around action gets called ? <text:s text:c="39"/></text:p>
      <text:p text:style-name="P1">require usage <text:s text:c="58"/></text:p>
      <text:p text:style-name="P1">AJAX <text:span text:style-name="T5">form</text:span>(make <text:span text:style-name="T7">10</text:span> forms) <text:s text:c="47"/></text:p>
      <text:p text:style-name="P1">remote form vs AJAX <text:s text:c="52"/></text:p>
      <text:p text:style-name="P1">AS, shallow in routing <text:s text:c="49"/></text:p>
      <text:p text:style-name="P1">Forgery Production <text:s text:c="53"/></text:p>
      <text:p text:style-name="P1">how view cache update in <text:span text:style-name="T9">case</text:span> of updated data <text:s text:c="26"/></text:p>
      <text:p text:style-name="P1">Check where <text:span text:style-name="T9">if</text:span> is generate exception <text:span text:style-name="T9">or</text:span> <text:span text:style-name="T9">not</text:span> ? <text:s text:c="26"/></text:p>
      <text:p text:style-name="P1">exists vs presents vs presence vs any <text:s text:c="34"/></text:p>
      <text:p text:style-name="P1">Active record/Active model difference <text:s text:c="34"/></text:p>
      <text:p text:style-name="P2">​</text:p>
      <text:p text:style-name="P2"><text:s text:c="8"/></text:p>
      <text:p text:style-name="P1">Nouman Weak Topics</text:p>
      <text:p text:style-name="P2">​</text:p>
      <text:p text:style-name="P1">Mailer Views <text:span text:style-name="T9">and</text:span> Normal Views? <text:s text:c="33"/></text:p>
      <text:p text:style-name="P1">Services &amp; Concerns? <text:s text:c="51"/></text:p>
      <text:p text:style-name="P1">Web-packer? <text:s text:c="60"/></text:p>
      <text:p text:style-name="P1">Coffee-script vs Java-script <text:s text:c="43"/></text:p>
      <text:p text:style-name="P1">Authorization vs Authentication? <text:s text:c="39"/></text:p>
      <text:p text:style-name="P1">Rails Configuration Files? <text:s text:c="45"/>Done -&gt; Have all the cofiguration <text:span text:style-name="T9">for</text:span> your app</text:p>
      <text:p text:style-name="P1">Form_tag vs Form_for vs Form_with? <text:s text:c="37"/></text:p>
      <text:p text:style-name="P1">Devise Gem? <text:s text:c="60"/></text:p>
      <text:p text:style-name="P1">Render a collection through partial &lt;%= render @article.comments %&gt; <text:s text:c="4"/></text:p>
      <text:p text:style-name="P1">Remote Form Submission <text:s text:c="49"/></text:p>
      <text:p text:style-name="P1">Turbo-links <text:s text:c="60"/>Done -&gt; Make App faster by only requesting body insted of whole page</text:p>
      <text:p text:style-name="P1">Passing data from view to layout? <text:s text:c="38"/></text:p>
      <text:p text:style-name="P1">Passing data from controller to view? <text:s text:c="34"/></text:p>
      <text:p text:style-name="P1">Passing data from controller to partials ? <text:s text:c="29"/></text:p>
      <text:p text:style-name="P2">​</text:p>
      <text:p text:style-name="P2">​</text:p>
      <text:p text:style-name="P1">Nouman Evaluation Remarks:</text:p>
      <text:p text:style-name="P2">​</text:p>
      <text:p text:style-name="P1">APP vs Web server <text:s text:c="54"/>Done</text:p>
      <text:p text:style-name="P1">CSRF attacks in detail <text:span text:style-name="T9">and</text:span> how can we protect <text:s text:c="26"/></text:p>
      <text:p text:style-name="P1">DRY approach exmples in rails <text:s text:c="42"/>Done -&gt; Partials </text:p>
      <text:p text:style-name="P1">Active record, active model when are they both preffered <text:s text:c="15"/></text:p>
      <text:p text:style-name="P1">How load is distributed in background jobs <text:s text:c="29"/></text:p>
      <text:p text:style-name="P1"><text:soft-page-break/>Action cable <text:span text:style-name="T9">and</text:span> its use cases <text:s text:c="33"/>Done -&gt; Used <text:span text:style-name="T9">for</text:span> <text:span text:style-name="T7">2</text:span>-way Comunication <text:span text:style-name="T9">for</text:span> realtime applications e.g Chat room,banking app</text:p>
      <text:p text:style-name="P1">Where <text:span text:style-name="T9">do</text:span> gems get installed <text:span text:style-name="T9">and</text:span> theiry dependency on ruby version <text:s text:c="6"/></text:p>
      <text:p text:style-name="P1">How does rails know about which format to <text:span text:style-name="T5">cater</text:span> (html, js, json) <text:s text:c="7"/></text:p>
      <text:p text:style-name="P1">Polymorphism how does rail maintain it. <text:s text:c="24"/></text:p>
      <text:p text:style-name="P1">Eagerlaoding vs Preloading vs includes vs lazy loading <text:s text:c="9"/></text:p>
      <text:p text:style-name="P1">services vs concerns <text:s text:c="51"/></text:p>
      <text:p text:style-name="P1">How rails maintain migration history? <text:s text:c="2"/></text:p>
      <text:p text:style-name="P4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aco" svg:font-family="Monaco, Menlo, Consolas, 'Courier New', monospace"/>
    <style:font-face style:name="Slack-Lato" svg:font-family="Slack-Lato, Slack-Fractions, appleLog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11:35:59.986810571</meta:creation-date>
    <dc:date>2022-08-24T11:37:03.197459965</dc:date>
    <meta:editing-duration>PT1M3S</meta:editing-duration>
    <meta:editing-cycles>1</meta:editing-cycles>
    <meta:document-statistic meta:table-count="0" meta:image-count="0" meta:object-count="0" meta:page-count="7" meta:paragraph-count="288" meta:word-count="1272" meta:character-count="18310" meta:non-whitespace-character-count="6562"/>
    <meta:generator>LibreOffice/6.4.7.2$Linux_X86_64 LibreOffice_project/40$Build-2</meta:generator>
  </office:meta>
</office:document-meta>
</file>